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1" table:style-name="ta1">
        <table:shapes>
          <draw:frame draw:z-index="0" draw:style-name="gr1" draw:text-style-name="P1" svg:width="15.997cm" svg:height="9.004cm" svg:x="0cm" svg:y="4.038cm">
            <draw:object draw:notify-on-update-of-ranges="Q1.A2:Q1.A7 Q1.B1:Q1.B1 Q1.B2:Q1.B7 Q1.D2:Q1.D8 Q1.E1:Q1.E1 Q1.E2:Q1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K=1</text:p>
          </table:table-cell>
          <table:table-cell table:number-columns-repeated="2"/>
          <table:table-cell office:value-type="string" calcext:value-type="string">
            <text:p>K=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2678" calcext:value-type="float">
            <text:p>0.8326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1.411818" calcext:value-type="float">
            <text:p>81.4118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7699" calcext:value-type="float">
            <text:p>0.0376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619194" calcext:value-type="float">
            <text:p>3.6191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526" calcext:value-type="float">
            <text:p>0.0015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27272" calcext:value-type="float">
            <text:p>0.1272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62" calcext:value-type="float">
            <text:p>0.0000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4275" calcext:value-type="float">
            <text:p>0.0042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2" calcext:value-type="float">
            <text:p>0.0000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14" calcext:value-type="float">
            <text:p>0.00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3:03:13.265212329</meta:creation-date>
    <dc:date>2024-03-31T22:33:25.364072602</dc:date>
    <meta:editing-duration>PT2H51M15S</meta:editing-duration>
    <meta:editing-cycles>7</meta:editing-cycles>
    <meta:generator>LibreOffice/7.3.7.2$Linux_X86_64 LibreOffice_project/30$Build-2</meta:generator>
    <meta:document-statistic meta:table-count="1" meta:cell-count="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852cm" svg:y="0.025cm" chart:style-name="ch2">
          <text:p>residual vs iteration </text:p>
        </chart:title>
        <chart:legend chart:legend-position="end" svg:x="13.834cm" svg:y="3.954cm" style:legend-expansion="high" chart:style-name="ch3"/>
        <chart:plot-area chart:style-name="ch4" table:cell-range-address="Q1.A2:Q1.B7 Q1.B1:Q1.B1 Q1.E1:Q1.E8" chart:data-source-has-labels="row" svg:x="0.319cm" svg:y="1.275cm" svg:width="13.196cm" svg:height="7.55cm">
          <chart:coordinate-region svg:x="0.94cm" svg:y="1.475cm" svg:width="12.481cm" svg:height="6.70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Q1.B2:Q1.B7" chart:label-cell-address="Q1.B1:Q1.B1" chart:class="chart:scatter">
            <chart:domain table:cell-range-address="Q1.A2:Q1.A7"/>
            <chart:data-point chart:repeated="6"/>
          </chart:series>
          <chart:series chart:style-name="ch9" chart:values-cell-range-address="Q1.E2:Q1.E8" chart:label-cell-address="Q1.E1:Q1.E1" chart:class="chart:scatter">
            <chart:domain table:cell-range-address="Q1.D2:Q1.D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=1</text:p>
                <draw:g>
                  <svg:desc>Q1.B1:Q1.B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K=10</text:p>
                <draw:g>
                  <svg:desc>Q1.E1:Q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Q1.A2:Q1.A7</svg:desc>
                </draw:g>
              </table:table-cell>
              <table:table-cell office:value-type="float" office:value="0.832678">
                <text:p>0.832678</text:p>
                <draw:g>
                  <svg:desc>Q1.B2:Q1.B7</svg:desc>
                </draw:g>
              </table:table-cell>
              <table:table-cell office:value-type="float" office:value="1">
                <text:p>1</text:p>
                <draw:g>
                  <svg:desc>Q1.D2:Q1.D8</svg:desc>
                </draw:g>
              </table:table-cell>
              <table:table-cell office:value-type="float" office:value="81.411818">
                <text:p>81.411818</text:p>
                <draw:g>
                  <svg:desc>Q1.E2:Q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7699">
                <text:p>0.037699</text:p>
              </table:table-cell>
              <table:table-cell office:value-type="float" office:value="2">
                <text:p>2</text:p>
              </table:table-cell>
              <table:table-cell office:value-type="float" office:value="3.619194">
                <text:p>3.619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1526">
                <text:p>0.001526</text:p>
              </table:table-cell>
              <table:table-cell office:value-type="float" office:value="3">
                <text:p>3</text:p>
              </table:table-cell>
              <table:table-cell office:value-type="float" office:value="0.127272">
                <text:p>0.127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62">
                <text:p>0.000062</text:p>
              </table:table-cell>
              <table:table-cell office:value-type="float" office:value="4">
                <text:p>4</text:p>
              </table:table-cell>
              <table:table-cell office:value-type="float" office:value="0.004275">
                <text:p>0.004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2">
                <text:p>0.000002</text:p>
              </table:table-cell>
              <table:table-cell office:value-type="float" office:value="5">
                <text:p>5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